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i>a</mi>
              <mo stretchy="false">γ</mo>
            </msub>
            <mi/>
            <msup>
              <mfenced open="∣" close="〉">
                <mrow>
                  <msub>
                    <mo stretchy="false">ϕ</mo>
                    <mrow>
                      <msub>
                        <mo stretchy="false">α</mo>
                        <mn>1</mn>
                      </msub>
                    </mrow>
                  </msub>
                  <mi/>
                  <mo stretchy="false">…</mo>
                  <mi/>
                  <msub>
                    <mo stretchy="false">ϕ</mo>
                    <mrow>
                      <msub>
                        <mo stretchy="false">α</mo>
                        <mi>N</mi>
                      </msub>
                    </mrow>
                  </msub>
                </mrow>
              </mfenced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p>
            <mrow>
              <mi/>
              <mo stretchy="false">=</mo>
              <mi/>
            </mrow>
            <mfrac>
              <mn>1</mn>
              <mrow>
                <msqrt>
                  <mi>N</mi>
                </msqrt>
              </mrow>
            </mfrac>
            <mi/>
            <mrow>
              <mo stretchy="true">{</mo>
              <mrow>
                <mo stretchy="false">δ</mo>
                <mrow>
                  <mo stretchy="false">(</mo>
                  <mrow>
                    <mo stretchy="false">γ</mo>
                    <mi>,</mi>
                    <msub>
                      <mo stretchy="false">α</mo>
                      <mn>1</mn>
                    </msub>
                  </mrow>
                  <mo stretchy="false">)</mo>
                </mrow>
                <mi/>
                <msup>
                  <mfenced open="∣" close="〉">
                    <mrow>
                      <msub>
                        <mo stretchy="false">ϕ</mo>
                        <mrow>
                          <msub>
                            <mo stretchy="false">α</mo>
                            <mn>2</mn>
                          </msub>
                        </mrow>
                      </msub>
                      <mi/>
                      <mo stretchy="false">…</mo>
                      <mi/>
                      <msub>
                        <mo stretchy="false">ϕ</mo>
                        <mrow>
                          <msub>
                            <mo stretchy="false">α</mo>
                            <mi>N</mi>
                          </msub>
                        </mrow>
                      </msub>
                    </mrow>
                  </mfenced>
                  <mrow>
                    <mrow>
                      <mo stretchy="false">(</mo>
                      <mrow>
                        <mrow>
                          <mi/>
                          <mo stretchy="false">±</mo>
                          <mi/>
                        </mrow>
                      </mrow>
                      <mo stretchy="false">)</mo>
                    </mrow>
                  </mrow>
                </msup>
                <mrow>
                  <mi/>
                  <mo stretchy="false">+</mo>
                  <mi/>
                </mrow>
              </mrow>
            </mrow>
          </mrow>
        </mtd>
      </mtr>
      <mtr>
        <mtd>
          <mrow>
            <mi/>
            <mrow>
              <mrow>
                <mrow>
                  <mi/>
                  <mo stretchy="false">+</mo>
                  <mi/>
                </mrow>
                <msup>
                  <mrow>
                    <mo stretchy="false">(</mo>
                    <mrow>
                      <mrow>
                        <mi/>
                        <mo stretchy="false">±</mo>
                        <mi/>
                      </mrow>
                    </mrow>
                    <mo stretchy="false">)</mo>
                  </mrow>
                  <mn>1</mn>
                </msup>
                <mi/>
                <mo stretchy="false">δ</mo>
                <mrow>
                  <mo stretchy="false">(</mo>
                  <mrow>
                    <mo stretchy="false">γ</mo>
                    <mi>,</mi>
                    <msub>
                      <mo stretchy="false">α</mo>
                      <mn>2</mn>
                    </msub>
                  </mrow>
                  <mo stretchy="false">)</mo>
                </mrow>
                <msup>
                  <mfenced open="∣" close="〉">
                    <mrow>
                      <msub>
                        <mo stretchy="false">ϕ</mo>
                        <mrow>
                          <msub>
                            <mo stretchy="false">α</mo>
                            <mn>1</mn>
                          </msub>
                        </mrow>
                      </msub>
                      <mi/>
                      <msub>
                        <mo stretchy="false">ϕ</mo>
                        <mrow>
                          <msub>
                            <mo stretchy="false">α</mo>
                            <mn>3</mn>
                          </msub>
                        </mrow>
                      </msub>
                      <mi/>
                      <mo stretchy="false">…</mo>
                      <mi/>
                      <msub>
                        <mo stretchy="false">ϕ</mo>
                        <mrow>
                          <msub>
                            <mo stretchy="false">α</mo>
                            <mi>N</mi>
                          </msub>
                        </mrow>
                      </msub>
                    </mrow>
                  </mfenced>
                  <mrow>
                    <mrow>
                      <mo stretchy="false">(</mo>
                      <mrow>
                        <mrow>
                          <mi/>
                          <mo stretchy="false">±</mo>
                          <mi/>
                        </mrow>
                      </mrow>
                      <mo stretchy="false">)</mo>
                    </mrow>
                  </mrow>
                </msup>
                <mrow>
                  <mi/>
                  <mo stretchy="false">+</mo>
                  <mi/>
                </mrow>
              </mrow>
            </mrow>
          </mrow>
        </mtd>
      </mtr>
      <mtr>
        <mtd>
          <mrow>
            <mi/>
            <mo stretchy="false">⋮</mo>
          </mrow>
        </mtd>
      </mtr>
      <mtr>
        <mtd>
          <mrow>
            <mi/>
            <mrow>
              <mrow>
                <mrow>
                  <mi/>
                  <mo stretchy="false">+</mo>
                  <mi/>
                </mrow>
                <msup>
                  <mrow>
                    <mo stretchy="false">(</mo>
                    <mrow>
                      <mrow>
                        <mi/>
                        <mo stretchy="false">±</mo>
                        <mi/>
                      </mrow>
                    </mrow>
                    <mo stretchy="false">)</mo>
                  </mrow>
                  <mrow>
                    <mi>N</mi>
                    <mrow>
                      <mi/>
                      <mo stretchy="false">−</mo>
                      <mi/>
                    </mrow>
                    <mn>1</mn>
                  </mrow>
                </msup>
                <mi/>
                <mo stretchy="false">δ</mo>
                <mrow>
                  <mo stretchy="false">(</mo>
                  <mrow>
                    <mo stretchy="false">γ</mo>
                    <mi>,</mi>
                    <msub>
                      <mo stretchy="false">α</mo>
                      <mi>N</mi>
                    </msub>
                  </mrow>
                  <mo stretchy="false">)</mo>
                </mrow>
                <msup>
                  <mfenced open="∣" close="〉">
                    <mrow>
                      <msub>
                        <mo stretchy="false">ϕ</mo>
                        <mrow>
                          <msub>
                            <mo stretchy="false">α</mo>
                            <mn>1</mn>
                          </msub>
                        </mrow>
                      </msub>
                      <mi/>
                      <msub>
                        <mo stretchy="false">ϕ</mo>
                        <mrow>
                          <msub>
                            <mo stretchy="false">α</mo>
                            <mn>2</mn>
                          </msub>
                        </mrow>
                      </msub>
                      <mi/>
                      <mo stretchy="false">…</mo>
                      <mi/>
                      <msub>
                        <mo stretchy="false">ϕ</mo>
                        <mrow>
                          <msub>
                            <mo stretchy="false">α</mo>
                            <mrow>
                              <mi>N</mi>
                              <mrow>
                                <mi/>
                                <mo stretchy="false">−</mo>
                                <mi/>
                              </mrow>
                              <mn>1</mn>
                            </mrow>
                          </msub>
                        </mrow>
                      </msub>
                    </mrow>
                  </mfenced>
                  <mrow>
                    <mrow>
                      <mo stretchy="false">(</mo>
                      <mrow>
                        <mrow>
                          <mi/>
                          <mo stretchy="false">±</mo>
                          <mi/>
                        </mrow>
                      </mrow>
                      <mo stretchy="false">)</mo>
                    </mrow>
                  </mrow>
                </msup>
              </mrow>
              <mo stretchy="true">}</mo>
            </mrow>
          </mrow>
        </mtd>
      </mtr>
    </mtable>
    <annotation encoding="StarMath 5.0">alignl 
a _%igamma 
` 
left lline 
 %iphi _{%ialpha _1} ` dotslow ` %iphi _{%ialpha _N} 
right rangle ^{(`+-`)} 
~=~ 
1 over {sqrt N} ` 
left lbrace 
 %idelta (%igamma , %ialpha _1) 
 ` 
 left lline 
  %iphi _{%ialpha _2} ` dotslow ` %iphi _{%ialpha _N} 
 right rangle ^{(`+-`)} 
 ~+` 
right none 
newline 

~~~~~~~~~~~~~~~~~~~~~`
left none
 `+~ (`+-`) ^1 
 ` 
 %idelta (%igamma , %ialpha _2) 
 left lline 
  %iphi _{%ialpha _1} ` %iphi _{%ialpha _3} ` dotslow ` %iphi _{%ialpha _N} 
 right rangle ^{(`+-`)} 
 ~+` 
right none 
newline

~~~~~~~~~~~~~~~~~ dotsvert 

newline

~~~~~~~~~~~~~~~~~~
left none
 `+~ (`+-`) ^{N `-` 1} 
 ` 
 %idelta (%igamma , %ialpha _N) 
 left lline 
  %iphi _{%ialpha _1} ` %iphi _{%ialpha _2} ` dotslow ` %iphi _{%ialpha _{N `-` 1}} 
 right rangle ^{(`+-`)} 
right rbrac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5T14:53:35.998000000</meta:creation-date>
    <meta:generator>LibreOffice/4.1.4.2$Windows_x86 LibreOffice_project/0a0440ccc0227ad9829de5f46be37cfb6edcf72</meta:generator>
  </office:meta>
</office:document-meta>
</file>